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-500" calcext:value-type="float">
            <text:p>-5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89500" calcext:value-type="float">
            <text:p>89500</text:p>
          </table:table-cell>
          <table:table-cell table:style-name="ce15" table:formula="of:=SUM([.K24:.K27])" office:value-type="float" office:value="90000" calcext:value-type="float">
            <text:p>9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32:.F32])" office:value-type="float" office:value="8300" calcext:value-type="float">
            <text:p>8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D55];[.F55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D55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5:.F55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F55])" office:value-type="float" office:value="360.869565217391" calcext:value-type="float">
            <text:p>360.8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5:.F55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0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360.869565217391" calcext:value-type="float">
            <text:p>360.8695652174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3:.H57])" office:value-type="float" office:value="7939.13043478261" calcext:value-type="float">
            <text:p>7939.1304347826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9:08:34.887492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7T11:29:12.564948877</dc:date>
    <meta:editing-duration>P10DT18H36M39S</meta:editing-duration>
    <meta:editing-cycles>3322</meta:editing-cycles>
    <meta:generator>LibreOffice/4.2.8.2$Linux_X86_64 LibreOffice_project/420m0$Build-2</meta:generator>
    <meta:document-statistic meta:table-count="20" meta:cell-count="9189" meta:object-count="0"/>
  </office:meta>
</office:document-meta>
</file>